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 Black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Arial Black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text-properties style:font-name="Arial" style:font-name-complex="Arial" fo:font-size="14pt" style:font-size-asian="14pt" style:font-size-complex="14pt"/>
    </style:style>
    <style:style style:name="P6" style:parent-style-name="Normal" style:family="paragraph"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" style:parent-style-name="Normal" style:family="paragraph">
      <style:text-properties style:font-name="Arial" style:font-name-complex="Arial" fo:font-size="14pt" style:font-size-asian="14pt" style:font-size-complex="14pt"/>
    </style:style>
    <style:style style:name="P51" style:parent-style-name="Normal" style:family="paragraph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/>
    </style:style>
    <style:style style:name="P55" style:parent-style-name="Normal" style:family="paragraph">
      <style:text-properties style:font-name="Arial" style:font-name-complex="Arial" fo:font-size="14pt" style:font-size-asian="14pt" style:font-size-complex="14pt"/>
    </style:style>
    <style:style style:name="P56" style:parent-style-name="Normal" style:family="paragraph">
      <style:text-properties style:font-name="Arial" style:font-name-complex="Arial" fo:font-size="14pt" style:font-size-asian="14pt" style:font-size-complex="14pt"/>
    </style:style>
    <style:style style:name="P57" style:parent-style-name="Normal" style:family="paragraph">
      <style:text-properties style:font-name="Arial" style:font-name-complex="Arial" fo:font-size="14pt" style:font-size-asian="14pt" style:font-size-complex="14pt"/>
    </style:style>
    <style:style style:name="P58" style:parent-style-name="Normal" style:family="paragraph">
      <style:text-properties style:font-name="Arial" style:font-name-complex="Arial"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P62" style:parent-style-name="Normal" style:family="paragraph">
      <style:text-properties style:font-name="Arial" style:font-name-complex="Arial" fo:font-size="14pt" style:font-size-asian="14pt" style:font-size-complex="14pt"/>
    </style:style>
    <style:style style:name="P63" style:parent-style-name="Normal" style:family="paragraph">
      <style:text-properties style:font-name="Arial" style:font-name-complex="Arial" fo:font-size="14pt" style:font-size-asian="14pt" style:font-size-complex="14pt"/>
    </style:style>
    <style:style style:name="P64" style:parent-style-name="Normal" style:family="paragraph">
      <style:text-properties style:font-name="Arial" style:font-name-complex="Arial" fo:font-size="14pt" style:font-size-asian="14pt" style:font-size-complex="14pt"/>
    </style:style>
    <style:style style:name="P65" style:parent-style-name="Normal" style:family="paragraph">
      <style:text-properties style:font-name="Arial" style:font-name-complex="Arial" fo:font-size="14pt" style:font-size-asian="14pt" style:font-size-complex="14pt"/>
    </style:style>
    <style:style style:name="P66" style:parent-style-name="Normal" style:family="paragraph">
      <style:text-properties style:font-name="Arial" style:font-name-complex="Arial" fo:font-size="14pt" style:font-size-asian="14pt" style:font-size-complex="14pt"/>
    </style:style>
    <style:style style:name="P67" style:parent-style-name="Normal" style:family="paragraph">
      <style:text-properties style:font-name="Arial" style:font-name-complex="Arial" fo:font-size="14pt" style:font-size-asian="14pt" style:font-size-complex="14pt"/>
    </style:style>
    <style:style style:name="P68" style:parent-style-name="Normal" style:family="paragraph">
      <style:text-properties style:font-name="Arial" style:font-name-complex="Arial" fo:font-size="14pt" style:font-size-asian="14pt" style:font-size-complex="14pt"/>
    </style:style>
    <style:style style:name="P69" style:parent-style-name="Normal" style:family="paragraph">
      <style:text-properties style:font-name="Arial" style:font-name-complex="Arial" fo:font-size="14pt" style:font-size-asian="14pt" style:font-size-complex="14pt"/>
    </style:style>
    <style:style style:name="P70" style:parent-style-name="Normal" style:family="paragraph">
      <style:text-properties style:font-name="Arial" style:font-name-complex="Arial" fo:font-size="14pt" style:font-size-asian="14pt" style:font-size-complex="14pt"/>
    </style:style>
    <style:style style:name="P71" style:parent-style-name="Normal" style:family="paragraph">
      <style:text-properties style:font-name="Arial" style:font-name-complex="Arial" fo:font-size="14pt" style:font-size-asian="14pt" style:font-size-complex="14pt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text-properties style:font-name="Arial" style:font-name-complex="Arial" fo:font-size="14pt" style:font-size-asian="14pt" style:font-size-complex="14pt"/>
    </style:style>
    <style:style style:name="P74" style:parent-style-name="Normal" style:family="paragraph">
      <style:text-properties style:font-name="Arial" style:font-name-complex="Arial" fo:font-size="14pt" style:font-size-asian="14pt" style:font-size-complex="14pt"/>
    </style:style>
    <style:style style:name="P75" style:parent-style-name="Normal" style:family="paragraph"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text-properties style:font-name="Arial" style:font-name-complex="Arial" fo:font-size="14pt" style:font-size-asian="14pt" style:font-size-complex="14pt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P78" style:parent-style-name="Normal" style:family="paragraph">
      <style:text-properties style:font-name="Arial" style:font-name-complex="Arial" fo:font-size="14pt" style:font-size-asian="14pt" style:font-size-complex="14pt"/>
    </style:style>
    <style:style style:name="P79" style:parent-style-name="Normal" style:family="paragraph"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text-properties style:font-name="Arial" style:font-name-complex="Arial" fo:font-size="14pt" style:font-size-asian="14pt" style:font-size-complex="14pt"/>
    </style:style>
    <style:style style:name="P81" style:parent-style-name="Normal" style:family="paragraph">
      <style:text-properties style:font-name="Arial" style:font-name-complex="Arial" fo:font-size="14pt" style:font-size-asian="14pt" style:font-size-complex="14pt"/>
    </style:style>
    <style:style style:name="P82" style:parent-style-name="Normal" style:family="paragraph">
      <style:text-properties style:font-name="Arial" style:font-name-complex="Arial" fo:font-size="14pt" style:font-size-asian="14pt" style:font-size-complex="14pt"/>
    </style:style>
    <style:style style:name="P83" style:parent-style-name="Normal" style:family="paragraph">
      <style:text-properties style:font-name="Arial" style:font-name-complex="Arial" fo:font-size="14pt" style:font-size-asian="14pt" style:font-size-complex="14pt"/>
    </style:style>
    <style:style style:name="P84" style:parent-style-name="Normal" style:family="paragraph">
      <style:text-properties style:font-name="Arial" style:font-name-complex="Arial" fo:font-size="14pt" style:font-size-asian="14pt" style:font-size-complex="14pt"/>
    </style:style>
    <style:style style:name="P85" style:parent-style-name="Normal" style:family="paragraph">
      <style:text-properties style:font-name="Arial" style:font-name-complex="Arial" fo:font-size="14pt" style:font-size-asian="14pt" style:font-size-complex="14pt"/>
    </style:style>
    <style:style style:name="P86" style:parent-style-name="Normal" style:family="paragraph">
      <style:text-properties style:font-name="Arial" style:font-name-complex="Arial" fo:font-size="14pt" style:font-size-asian="14pt" style:font-size-complex="14pt"/>
    </style:style>
    <style:style style:name="P87" style:parent-style-name="Normal" style:family="paragraph">
      <style:text-properties style:font-name="Arial" style:font-name-complex="Arial" fo:font-size="14pt" style:font-size-asian="14pt" style:font-size-complex="14pt"/>
    </style:style>
    <style:style style:name="P88" style:parent-style-name="Normal" style:family="paragraph">
      <style:text-properties style:font-name="Arial" style:font-name-complex="Arial" fo:font-size="14pt" style:font-size-asian="14pt" style:font-size-complex="14pt"/>
    </style:style>
    <style:style style:name="P89" style:parent-style-name="Normal" style:family="paragraph">
      <style:text-properties style:font-name="Arial" style:font-name-complex="Arial" fo:font-size="14pt" style:font-size-asian="14pt" style:font-size-complex="14pt"/>
    </style:style>
    <style:style style:name="P90" style:parent-style-name="Normal" style:family="paragraph">
      <style:text-properties style:font-name="Arial" style:font-name-complex="Arial" fo:font-size="14pt" style:font-size-asian="14pt" style:font-size-complex="14pt"/>
    </style:style>
    <style:style style:name="P91" style:parent-style-name="Normal" style:family="paragraph">
      <style:text-properties style:font-name="Arial" style:font-name-complex="Arial" fo:font-size="14pt" style:font-size-asian="14pt" style:font-size-complex="14pt"/>
    </style:style>
    <style:style style:name="P92" style:parent-style-name="Normal" style:family="paragraph">
      <style:text-properties style:font-name="Arial" style:font-name-complex="Arial" fo:font-size="14pt" style:font-size-asian="14pt" style:font-size-complex="14pt"/>
    </style:style>
    <style:style style:name="P93" style:parent-style-name="Normal" style:family="paragraph">
      <style:text-properties style:font-name="Arial" style:font-name-complex="Arial" fo:font-size="14pt" style:font-size-asian="14pt" style:font-size-complex="14pt"/>
    </style:style>
    <style:style style:name="P94" style:parent-style-name="Normal" style:family="paragraph"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text-properties style:font-name="Arial" style:font-name-complex="Arial" fo:font-size="14pt" style:font-size-asian="14pt" style:font-size-complex="14pt"/>
    </style:style>
    <style:style style:name="P96" style:parent-style-name="Normal" style:family="paragraph">
      <style:text-properties style:font-name="Arial" style:font-name-complex="Arial" fo:font-size="14pt" style:font-size-asian="14pt" style:font-size-complex="14pt"/>
    </style:style>
    <style:style style:name="P97" style:parent-style-name="Normal" style:family="paragraph">
      <style:text-properties style:font-name="Arial" style:font-name-complex="Arial" fo:font-size="14pt" style:font-size-asian="14pt" style:font-size-complex="14pt"/>
    </style:style>
    <style:style style:name="P98" style:parent-style-name="Normal" style:family="paragraph">
      <style:text-properties style:font-name="Arial" style:font-name-complex="Arial" fo:font-size="14pt" style:font-size-asian="14pt" style:font-size-complex="14pt"/>
    </style:style>
    <style:style style:name="P9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0" style:parent-style-name="Normal" style:family="paragraph">
      <style:text-properties style:font-name="Arial" style:font-name-complex="Arial" fo:font-size="14pt" style:font-size-asian="14pt" style:font-size-complex="14pt"/>
    </style:style>
    <style:style style:name="P101" style:parent-style-name="Normal" style:family="paragraph">
      <style:text-properties style:font-name="Arial" style:font-name-complex="Arial" fo:font-size="14pt" style:font-size-asian="14pt" style:font-size-complex="14pt"/>
    </style:style>
    <style:style style:name="P102" style:parent-style-name="Normal" style:family="paragraph">
      <style:text-properties style:font-name="Arial" style:font-name-complex="Arial" fo:font-size="14pt" style:font-size-asian="14pt" style:font-size-complex="14pt"/>
    </style:style>
    <style:style style:name="P103" style:parent-style-name="Normal" style:family="paragraph">
      <style:text-properties style:font-name="Arial" style:font-name-complex="Arial" fo:font-size="14pt" style:font-size-asian="14pt" style:font-size-complex="14pt"/>
    </style:style>
    <style:style style:name="P104" style:parent-style-name="Normal" style:family="paragraph">
      <style:text-properties style:font-name="Arial" style:font-name-complex="Arial" fo:font-size="14pt" style:font-size-asian="14pt" style:font-size-complex="14pt"/>
    </style:style>
    <style:style style:name="P105" style:parent-style-name="Normal" style:family="paragraph">
      <style:text-properties style:font-name="Arial" style:font-name-complex="Arial" fo:font-size="14pt" style:font-size-asian="14pt" style:font-size-complex="14pt"/>
    </style:style>
    <style:style style:name="P106" style:parent-style-name="Normal" style:family="paragraph">
      <style:text-properties style:font-name="Arial" style:font-name-complex="Arial" fo:font-size="14pt" style:font-size-asian="14pt" style:font-size-complex="14pt"/>
    </style:style>
    <style:style style:name="P107" style:parent-style-name="Normal" style:family="paragraph">
      <style:text-properties style:font-name="Arial" style:font-name-complex="Arial" fo:font-size="14pt" style:font-size-asian="14pt" style:font-size-complex="14pt"/>
    </style:style>
    <style:style style:name="P108" style:parent-style-name="Normal" style:family="paragraph">
      <style:text-properties style:font-name="Arial" style:font-name-complex="Arial" fo:font-size="14pt" style:font-size-asian="14pt" style:font-size-complex="14pt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/>
    </style:style>
    <style:style style:name="P1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19" style:parent-style-name="Normal" style:family="paragraph">
      <style:text-properties style:font-name="Arial" style:font-name-complex="Arial" fo:font-size="14pt" style:font-size-asian="14pt" style:font-size-complex="14pt"/>
    </style:style>
    <style:style style:name="P120" style:parent-style-name="Normal" style:family="paragraph">
      <style:text-properties style:font-name="Arial" style:font-name-complex="Arial" fo:font-size="14pt" style:font-size-asian="14pt" style:font-size-complex="14pt"/>
    </style:style>
    <style:style style:name="P12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2" style:parent-style-name="Normal" style:family="paragraph">
      <style:text-properties style:font-name="Arial" style:font-name-complex="Arial" fo:font-size="14pt" style:font-size-asian="14pt" style:font-size-complex="14pt"/>
    </style:style>
    <style:style style:name="P123" style:parent-style-name="Normal" style:family="paragraph">
      <style:text-properties style:font-name="Arial" style:font-name-complex="Arial" fo:font-size="14pt" style:font-size-asian="14pt" style:font-size-complex="14pt"/>
    </style:style>
    <style:style style:name="P124" style:parent-style-name="Normal" style:family="paragraph">
      <style:text-properties style:font-name="Arial" style:font-name-complex="Arial" fo:font-size="14pt" style:font-size-asian="14pt" style:font-size-complex="14pt"/>
    </style:style>
    <style:style style:name="P125" style:parent-style-name="Normal" style:family="paragraph">
      <style:text-properties style:font-name="Arial" style:font-name-complex="Arial" fo:font-size="14pt" style:font-size-asian="14pt" style:font-size-complex="14pt"/>
    </style:style>
    <style:style style:name="P126" style:parent-style-name="Normal" style:family="paragraph">
      <style:text-properties style:font-name="Arial" style:font-name-complex="Arial" fo:font-size="14pt" style:font-size-asian="14pt" style:font-size-complex="14pt"/>
    </style:style>
    <style:style style:name="P127" style:parent-style-name="Normal" style:family="paragraph">
      <style:text-properties style:font-name="Arial" style:font-name-complex="Arial" fo:font-size="14pt" style:font-size-asian="14pt" style:font-size-complex="14pt"/>
    </style:style>
    <style:style style:name="P128" style:parent-style-name="Normal" style:family="paragraph">
      <style:text-properties style:font-name="Arial" style:font-name-complex="Arial" fo:font-size="14pt" style:font-size-asian="14pt" style:font-size-complex="14pt"/>
    </style:style>
    <style:style style:name="P129" style:parent-style-name="Normal" style:family="paragraph">
      <style:text-properties style:font-name="Arial" style:font-name-complex="Arial" fo:font-size="14pt" style:font-size-asian="14pt" style:font-size-complex="14pt"/>
    </style:style>
    <style:style style:name="P130" style:parent-style-name="Normal" style:family="paragraph">
      <style:text-properties style:font-name="Arial" style:font-name-complex="Arial" fo:font-size="14pt" style:font-size-asian="14pt" style:font-size-complex="14pt"/>
    </style:style>
    <style:style style:name="P131" style:parent-style-name="Normal" style:family="paragraph">
      <style:text-properties style:font-name="Arial" style:font-name-complex="Arial" fo:font-size="14pt" style:font-size-asian="14pt" style:font-size-complex="14pt"/>
    </style:style>
    <style:style style:name="P13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3" style:parent-style-name="Normal" style:family="paragraph">
      <style:text-properties style:font-name="Arial" style:font-name-complex="Arial" fo:font-size="14pt" style:font-size-asian="14pt" style:font-size-complex="14pt"/>
    </style:style>
    <style:style style:name="P134" style:parent-style-name="Normal" style:family="paragraph">
      <style:text-properties style:font-name="Arial" style:font-name-complex="Arial" fo:font-size="14pt" style:font-size-asian="14pt" style:font-size-complex="14pt"/>
    </style:style>
    <style:style style:name="P135" style:parent-style-name="Normal" style:family="paragraph">
      <style:text-properties style:font-name="Arial" style:font-name-complex="Arial" fo:font-size="14pt" style:font-size-asian="14pt" style:font-size-complex="14pt"/>
    </style:style>
    <style:style style:name="P136" style:parent-style-name="Normal" style:family="paragraph">
      <style:text-properties style:font-name="Arial" style:font-name-complex="Arial" fo:font-size="14pt" style:font-size-asian="14pt" style:font-size-complex="14pt"/>
    </style:style>
    <style:style style:name="P137" style:parent-style-name="Normal" style:family="paragraph">
      <style:text-properties style:font-name="Arial" style:font-name-complex="Arial" fo:font-size="14pt" style:font-size-asian="14pt" style:font-size-complex="14pt"/>
    </style:style>
    <style:style style:name="P138" style:parent-style-name="Normal" style:family="paragraph">
      <style:text-properties style:font-name="Arial" style:font-name-complex="Arial" fo:font-size="14pt" style:font-size-asian="14pt" style:font-size-complex="14pt"/>
    </style:style>
    <style:style style:name="P139" style:parent-style-name="Normal" style:family="paragraph">
      <style:text-properties style:font-name="Arial" style:font-name-complex="Arial" fo:font-size="14pt" style:font-size-asian="14pt" style:font-size-complex="14pt"/>
    </style:style>
    <style:style style:name="P140" style:parent-style-name="Normal" style:family="paragraph">
      <style:text-properties style:font-name="Arial" style:font-name-complex="Arial" fo:font-size="14pt" style:font-size-asian="14pt" style:font-size-complex="14pt"/>
    </style:style>
    <style:style style:name="P141" style:parent-style-name="Normal" style:family="paragraph">
      <style:text-properties style:font-name="Arial" style:font-name-complex="Arial" fo:font-size="14pt" style:font-size-asian="14pt" style:font-size-complex="14pt"/>
    </style:style>
    <style:style style:name="P142" style:parent-style-name="Normal" style:family="paragraph">
      <style:text-properties style:font-name="Arial" style:font-name-complex="Arial" fo:font-size="14pt" style:font-size-asian="14pt" style:font-size-complex="14pt"/>
    </style:style>
    <style:style style:name="P14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4" style:parent-style-name="Normal" style:family="paragraph">
      <style:text-properties style:font-name="Arial" style:font-name-complex="Arial" fo:font-size="14pt" style:font-size-asian="14pt" style:font-size-complex="14pt"/>
    </style:style>
    <style:style style:name="P145" style:parent-style-name="Normal" style:family="paragraph">
      <style:text-properties style:font-name="Arial" style:font-name-complex="Arial" fo:font-size="14pt" style:font-size-asian="14pt" style:font-size-complex="14pt"/>
    </style:style>
    <style:style style:name="P146" style:parent-style-name="Normal" style:family="paragraph">
      <style:text-properties style:font-name="Arial" style:font-name-complex="Arial" fo:font-size="14pt" style:font-size-asian="14pt" style:font-size-complex="14pt"/>
    </style:style>
    <style:style style:name="P147" style:parent-style-name="Normal" style:family="paragraph">
      <style:text-properties style:font-name="Arial" style:font-name-complex="Arial" fo:font-size="14pt" style:font-size-asian="14pt" style:font-size-complex="14pt"/>
    </style:style>
    <style:style style:name="P148" style:parent-style-name="Normal" style:family="paragraph">
      <style:text-properties style:font-name="Arial" style:font-name-complex="Arial" fo:font-size="14pt" style:font-size-asian="14pt" style:font-size-complex="14pt"/>
    </style:style>
    <style:style style:name="P149" style:parent-style-name="Normal" style:family="paragraph">
      <style:text-properties style:font-name="Arial" style:font-name-complex="Arial" fo:font-size="14pt" style:font-size-asian="14pt" style:font-size-complex="14pt"/>
    </style:style>
    <style:style style:name="P150" style:parent-style-name="Normal" style:family="paragraph">
      <style:text-properties style:font-name="Arial" style:font-name-complex="Arial" fo:font-size="14pt" style:font-size-asian="14pt" style:font-size-complex="14pt"/>
    </style:style>
    <style:style style:name="P151" style:parent-style-name="Normal" style:family="paragraph">
      <style:text-properties style:font-name="Arial" style:font-name-complex="Arial" fo:font-size="14pt" style:font-size-asian="14pt" style:font-size-complex="14pt"/>
    </style:style>
    <style:style style:name="P152" style:parent-style-name="Normal" style:family="paragraph">
      <style:text-properties style:font-name="Arial" style:font-name-complex="Arial" fo:font-size="14pt" style:font-size-asian="14pt" style:font-size-complex="14pt"/>
    </style:style>
    <style:style style:name="P153" style:parent-style-name="Normal" style:family="paragraph">
      <style:text-properties style:font-name="Arial" style:font-name-complex="Arial" fo:font-size="14pt" style:font-size-asian="14pt" style:font-size-complex="14pt"/>
    </style:style>
    <style:style style:name="P15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5" style:parent-style-name="Normal" style:family="paragraph">
      <style:text-properties style:font-name="Arial" style:font-name-complex="Arial" fo:font-size="14pt" style:font-size-asian="14pt" style:font-size-complex="14pt"/>
    </style:style>
    <style:style style:name="P156" style:parent-style-name="Normal" style:family="paragraph">
      <style:text-properties style:font-name="Arial" style:font-name-complex="Arial" fo:font-size="14pt" style:font-size-asian="14pt" style:font-size-complex="14pt"/>
    </style:style>
    <style:style style:name="P157" style:parent-style-name="Normal" style:family="paragraph">
      <style:text-properties style:font-name="Arial" style:font-name-complex="Arial" fo:font-size="14pt" style:font-size-asian="14pt" style:font-size-complex="14pt"/>
    </style:style>
    <style:style style:name="P158" style:parent-style-name="Normal" style:family="paragraph">
      <style:text-properties style:font-name="Arial" style:font-name-complex="Arial" fo:font-size="14pt" style:font-size-asian="14pt" style:font-size-complex="14pt"/>
    </style:style>
    <style:style style:name="P159" style:parent-style-name="Normal" style:family="paragraph">
      <style:text-properties style:font-name="Arial" style:font-name-complex="Arial" fo:font-size="14pt" style:font-size-asian="14pt" style:font-size-complex="14pt"/>
    </style:style>
    <style:style style:name="P160" style:parent-style-name="Normal" style:family="paragraph">
      <style:text-properties style:font-name="Arial" style:font-name-complex="Arial" fo:font-size="14pt" style:font-size-asian="14pt" style:font-size-complex="14pt"/>
    </style:style>
    <style:style style:name="P161" style:parent-style-name="Normal" style:family="paragraph">
      <style:text-properties style:font-name="Arial" style:font-name-complex="Arial" fo:font-size="14pt" style:font-size-asian="14pt" style:font-size-complex="14pt"/>
    </style:style>
    <style:style style:name="P162" style:parent-style-name="Normal" style:family="paragraph">
      <style:text-properties style:font-name="Arial" style:font-name-complex="Arial" fo:font-size="14pt" style:font-size-asian="14pt" style:font-size-complex="14pt"/>
    </style:style>
    <style:style style:name="P163" style:parent-style-name="Normal" style:family="paragraph">
      <style:text-properties style:font-name="Arial" style:font-name-complex="Arial" fo:font-size="14pt" style:font-size-asian="14pt" style:font-size-complex="14pt"/>
    </style:style>
    <style:style style:name="P164" style:parent-style-name="Normal" style:family="paragraph">
      <style:text-properties style:font-name="Arial" style:font-name-complex="Arial" fo:font-size="14pt" style:font-size-asian="14pt" style:font-size-complex="14pt"/>
    </style:style>
    <style:style style:name="P16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6" style:parent-style-name="Normal" style:family="paragraph">
      <style:text-properties style:font-name="Arial" style:font-name-complex="Arial" fo:font-size="14pt" style:font-size-asian="14pt" style:font-size-complex="14pt"/>
    </style:style>
    <style:style style:name="P167" style:parent-style-name="Normal" style:family="paragraph">
      <style:text-properties style:font-name="Arial" style:font-name-complex="Arial" fo:font-size="14pt" style:font-size-asian="14pt" style:font-size-complex="14pt"/>
    </style:style>
    <style:style style:name="P168" style:parent-style-name="Normal" style:family="paragraph">
      <style:text-properties style:font-name="Arial" style:font-name-complex="Arial" fo:font-size="14pt" style:font-size-asian="14pt" style:font-size-complex="14pt"/>
    </style:style>
    <style:style style:name="P169" style:parent-style-name="Normal" style:family="paragraph">
      <style:text-properties style:font-name="Arial" style:font-name-complex="Arial" fo:font-size="14pt" style:font-size-asian="14pt" style:font-size-complex="14pt"/>
    </style:style>
    <style:style style:name="P170" style:parent-style-name="Normal" style:family="paragraph">
      <style:text-properties style:font-name="Arial" style:font-name-complex="Arial" fo:font-size="14pt" style:font-size-asian="14pt" style:font-size-complex="14pt"/>
    </style:style>
    <style:style style:name="P171" style:parent-style-name="Normal" style:family="paragraph">
      <style:text-properties style:font-name="Arial" style:font-name-complex="Arial" fo:font-size="14pt" style:font-size-asian="14pt" style:font-size-complex="14pt"/>
    </style:style>
    <style:style style:name="P172" style:parent-style-name="Normal" style:family="paragraph">
      <style:text-properties style:font-name="Arial" style:font-name-complex="Arial" fo:font-size="14pt" style:font-size-asian="14pt" style:font-size-complex="14pt"/>
    </style:style>
    <style:style style:name="P173" style:parent-style-name="Normal" style:family="paragraph">
      <style:text-properties style:font-name="Arial" style:font-name-complex="Arial" fo:font-size="14pt" style:font-size-asian="14pt" style:font-size-complex="14pt"/>
    </style:style>
    <style:style style:name="P174" style:parent-style-name="Normal" style:family="paragraph">
      <style:text-properties style:font-name="Arial" style:font-name-complex="Arial" fo:font-size="14pt" style:font-size-asian="14pt" style:font-size-complex="14pt"/>
    </style:style>
    <style:style style:name="P175" style:parent-style-name="Normal" style:family="paragraph">
      <style:text-properties style:font-name="Arial" style:font-name-complex="Arial" fo:font-size="14pt" style:font-size-asian="14pt" style:font-size-complex="14pt"/>
    </style:style>
    <style:style style:name="P17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7" style:parent-style-name="Normal" style:family="paragraph">
      <style:text-properties style:font-name="Arial" style:font-name-complex="Arial" fo:font-size="14pt" style:font-size-asian="14pt" style:font-size-complex="14pt"/>
    </style:style>
    <style:style style:name="P178" style:parent-style-name="Normal" style:family="paragraph">
      <style:text-properties style:font-name="Arial" style:font-name-complex="Arial" fo:font-size="14pt" style:font-size-asian="14pt" style:font-size-complex="14pt"/>
    </style:style>
    <style:style style:name="P179" style:parent-style-name="Normal" style:family="paragraph">
      <style:text-properties style:font-name="Arial" style:font-name-complex="Arial" fo:font-size="14pt" style:font-size-asian="14pt" style:font-size-complex="14pt"/>
    </style:style>
    <style:style style:name="P180" style:parent-style-name="Normal" style:family="paragraph">
      <style:text-properties style:font-name="Arial" style:font-name-complex="Arial" fo:font-size="14pt" style:font-size-asian="14pt" style:font-size-complex="14pt"/>
    </style:style>
    <style:style style:name="P181" style:parent-style-name="Normal" style:family="paragraph">
      <style:text-properties style:font-name="Arial" style:font-name-complex="Arial" fo:font-size="14pt" style:font-size-asian="14pt" style:font-size-complex="14pt"/>
    </style:style>
    <style:style style:name="P182" style:parent-style-name="Normal" style:family="paragraph">
      <style:text-properties style:font-name="Arial" style:font-name-complex="Arial" fo:font-size="14pt" style:font-size-asian="14pt" style:font-size-complex="14pt"/>
    </style:style>
    <style:style style:name="P183" style:parent-style-name="Normal" style:family="paragraph">
      <style:text-properties style:font-name="Arial" style:font-name-complex="Arial" fo:font-size="14pt" style:font-size-asian="14pt" style:font-size-complex="14pt"/>
    </style:style>
    <style:style style:name="P184" style:parent-style-name="Normal" style:family="paragraph">
      <style:text-properties style:font-name="Arial" style:font-name-complex="Arial" fo:font-size="14pt" style:font-size-asian="14pt" style:font-size-complex="14pt"/>
    </style:style>
    <style:style style:name="P185" style:parent-style-name="Normal" style:family="paragraph">
      <style:text-properties style:font-name="Arial" style:font-name-complex="Arial" fo:font-size="14pt" style:font-size-asian="14pt" style:font-size-complex="14pt"/>
    </style:style>
    <style:style style:name="P186" style:parent-style-name="Normal" style:family="paragraph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<text:span text:style-name="T2">Pseudocode</text:span><text:span text:style-name="T3"><text:s/>:<text:s/></text:span></text:p>
      <text:p text:style-name="P4">// Main Body/Program</text:p>
      <text:p text:style-name="P5">Welcome to Cv Analyzer<text:s/></text:p>
      <text:p text:style-name="P6">// Start The System/Software</text:p>
      <text:p text:style-name="P7">//Initialization of the User Interface</text:p>
      <text:p text:style-name="P8"><text:s text:c="21"/>For Job Profile</text:p>
      <text:p text:style-name="P9">While Loop ( True ) Do</text:p>
      <text:p text:style-name="P10"><text:s text:c="8"/>Display The Main Menu</text:p>
      <text:p text:style-name="P11">Get The User Choice() = User Choice</text:p>
      <text:p text:style-name="P12">Switch Statement User Choice<text:s/></text:p>
      <text:p text:style-name="P13"><text:s text:c="5"/>Case : Create The job Profile</text:p>
      <text:p text:style-name="P14"><text:s text:c="22"/>Create_Job_Profile()</text:p>
      <text:p text:style-name="P15"><text:s text:c="5"/>Case : Upload Job Information/Description</text:p>
      <text:p text:style-name="P16"><text:s text:c="22"/>Upload_Description()</text:p>
      <text:p text:style-name="P17"><text:s text:c="5"/>Case : Upload_CV</text:p>
      <text:p text:style-name="P18"><text:s text:c="22"/>Upload_CV()</text:p>
      <text:p text:style-name="P19"><text:s text:c="5"/>Case : View<text:s/>Ranked<text:s/>CVs</text:p>
      <text:p text:style-name="P20"><text:s text:c="22"/>View_Ranked_CVs()</text:p>
      <text:p text:style-name="P21"><text:s text:c="5"/>Case : Exit</text:p>
      <text:p text:style-name="P22"><text:s text:c="22"/>Exit</text:p>
      <text:p text:style-name="P23"><text:s text:c="5"/>End of the Switch Statement</text:p>
      <text:p text:style-name="P24">End of the While Loop</text:p>
      <text:p text:style-name="P25"/>
      <text:p text:style-name="P26"/>
      <text:soft-page-break/>
      <text:p text:style-name="P27">End of the CV Analyzer Software<text:s/></text:p>
      <text:p text:style-name="P28"/>
      <text:p text:style-name="P29"/>
      <text:p text:style-name="P30">// Function for creating Job Profile<text:s/></text:p>
      <text:p text:style-name="P31"/>
      <text:p text:style-name="P32">Function Create_Job_Your_Profile()</text:p>
      <text:p text:style-name="P33"><text:s text:c="8"/>Profile_ID = Generate_Unique_Job_ID()</text:p>
      <text:p text:style-name="P34"><text:s text:c="8"/>Job_Description = Get_Employee_Description()</text:p>
      <text:p text:style-name="P35"><text:s text:c="8"/>Save_Profile(Profile_ID , Job_Description)</text:p>
      <text:p text:style-name="P36"><text:s text:c="25"/>Display_Prompt_Message<text:s/>:<text:s/>”Profile Has Been Created Successfully”</text:p>
      <text:p text:style-name="P37"><text:s text:c="35"/>End Of above Function</text:p>
      <text:p text:style-name="P38">// Function for Uploading<text:s/>specific Description for specific Job</text:p>
      <text:p text:style-name="P39"><text:s text:c="14"/>Function Upload_Job_Description()</text:p>
      <text:p text:style-name="P40"/>
      <text:p text:style-name="P41"><text:s text:c="27"/>Profile_ID = Get_User_Choice(“ Data for accessing Specific Job Profile”)</text:p>
      <text:p text:style-name="P42"><text:s text:c="27"/>Job_Description_File = Get_User_Input_File(“eg : PDF, DOCX, TXT”)</text:p>
      <text:p text:style-name="P43"><text:s text:c="26"/>Parsing_Criteria = Parse_Job_Criteria( Job_Description_File)</text:p>
      <text:p text:style-name="P44"><text:s text:c="26"/>Save_Parsed_Criteria = (Profile_ID, Parsing_Criteria)</text:p>
      <text:p text:style-name="P45"><text:s text:c="15"/>Prompt_Message = (“ Job Description Uploaded Successfully and has been parsed Successfully”)</text:p>
      <text:p text:style-name="P46"/>
      <text:p text:style-name="P47"/>
      <text:soft-page-break/>
      <text:p text:style-name="P48">//Function to upload CVs</text:p>
      <text:p text:style-name="P49"><text:s text:c="9"/>Function Upload_CVs()</text:p>
      <text:p text:style-name="P50"><text:s text:c="19"/>Profile_ID = Get_User_Choice(“ Data for accessing Specific Job Profile”)</text:p>
      <text:p text:style-name="P51"><text:s text:c="19"/>CVs = Get_User_Input(“Upload Cvs eg : PDF, DOCX, TXT”)</text:p>
      <text:p text:style-name="P52"><text:s text:c="19"/>For each CVs in CVs Do</text:p>
      <text:p text:style-name="P53"><text:s text:c="24"/>Applicant_ID = Assign_Unique_ID()</text:p>
      <text:p text:style-name="P54"><text:s text:c="24"/>Extracted_Text = Extraxt_Important_Text_From_Files(CVs)</text:p>
      <text:p text:style-name="P55"><text:s text:c="24"/>Parsed_Data/Text = Parsed_CV(Extracted_Text)<text:s/></text:p>
      <text:p text:style-name="P56"><text:s text:c="24"/>Save_CV_Data(Applicant_ID, Extracted_Text, Parsed_Data/Text)</text:p>
      <text:p text:style-name="P57"><text:s text:c="11"/>End of For Loop</text:p>
      <text:p text:style-name="P58">Prompt Message = (“CVs have been Uploaded Successfully”)</text:p>
      <text:p text:style-name="P59"/>
      <text:p text:style-name="P60"/>
      <text:p text:style-name="P61">//Function For Viewing<text:s/>Ranked<text:s/>CVs</text:p>
      <text:p text:style-name="P62"><text:s text:c="12"/>Function View_Ranked_CVs()</text:p>
      <text:p text:style-name="P63"><text:s text:c="23"/>Profile_ID = Get User Input ( “ Select Job Profile “)</text:p>
      <text:p text:style-name="P64"><text:s text:c="23"/>Ranked_CVs =<text:s/>Ranked_CVs(Profile_ID)</text:p>
      <text:p text:style-name="P65"><text:s text:c="23"/>Display_Ranked_CVs(Ranked_CVs)</text:p>
      <text:p text:style-name="P66"><text:s text:c="7"/>Return Parsed_Criteria</text:p>
      <text:p text:style-name="P67">End Function</text:p>
      <text:p text:style-name="P68"/>
      <text:p text:style-name="P69"/>
      <text:p text:style-name="P70"/>
      <text:soft-page-break/>
      <text:p text:style-name="P71">//Function to extract Data from Various types of files</text:p>
      <text:p text:style-name="P72">Function Extract_Text(File)</text:p>
      <text:p text:style-name="P73">If File Type is PDF Then</text:p>
      <text:p text:style-name="P74"><text:s text:c="10"/>Return Extract_Text_Via_PDF_Box(File)</text:p>
      <text:p text:style-name="P75">Else If File Type is DOCX Then</text:p>
      <text:p text:style-name="P76"><text:s text:c="10"/>Return Extract_Text_Via_DOCX_Box(File)</text:p>
      <text:p text:style-name="P77">Else If File Type is TXT Then<text:s/></text:p>
      <text:p text:style-name="P78"><text:s text:c="10"/>Return Simply_Read_Text_File(File)</text:p>
      <text:p text:style-name="P79">End If</text:p>
      <text:p text:style-name="P80">End Function</text:p>
      <text:p text:style-name="P81"/>
      <text:p text:style-name="P82">//Function to Parse CVs</text:p>
      <text:p text:style-name="P83">Function Parse_CVs(Extracted_Text)</text:p>
      <text:p text:style-name="P84"><text:s text:c="7"/>Parsed_Info = NLP_Process(Extracted_Text)</text:p>
      <text:p text:style-name="P85">Return Parsed_Info</text:p>
      <text:p text:style-name="P86">End Function</text:p>
      <text:p text:style-name="P87"/>
      <text:p text:style-name="P88"/>
      <text:p text:style-name="P89">//Function To Rank CVs Based on Job Criteria</text:p>
      <text:p text:style-name="P90"><text:s text:c="2"/>Function Rank_CVs(Profile_ID)</text:p>
      <text:p text:style-name="P91"><text:s text:c="12"/>Job_Criteria = View_Job_Criteria(Profile_ID)</text:p>
      <text:p text:style-name="P92"><text:s text:c="12"/>CVs = View_CVs(Profile_ID)</text:p>
      <text:p text:style-name="P93"><text:s text:c="12"/>Ranked_CVs_List [ ]</text:p>
      <text:p text:style-name="P94">For each CV in CVs Do</text:p>
      <text:soft-page-break/>
      <text:p text:style-name="P95"><text:s text:c="13"/>Relevance_Percentage = Calculate_<text:s/>Relevance_Percentage(CVs, Job_Criteria)</text:p>
      <text:p text:style-name="P96"><text:s text:c="13"/>RankedList.ADD(CVs, Relevance_Percentage)</text:p>
      <text:p text:style-name="P97">End of For Loop</text:p>
      <text:p text:style-name="P98"><text:s text:c="13"/>RankedList.Sort(Relevance_Percentage Descending_Order)</text:p>
      <text:p text:style-name="P99"><text:s text:c="8"/>Return RankedList</text:p>
      <text:p text:style-name="P100"/>
      <text:p text:style-name="P101">End of Function</text:p>
      <text:p text:style-name="P102"/>
      <text:p text:style-name="P103"/>
      <text:p text:style-name="P104">// Function To Save Data Securely</text:p>
      <text:p text:style-name="P105">Function Save_Data_Securely(Data, File_Name)</text:p>
      <text:p text:style-name="P106"><text:s text:c="9"/>Encrypted_Data = EncryptedDataWithAES256(Data)</text:p>
      <text:p text:style-name="P107"><text:s text:c="9"/>Save_To_File(File_Name, Encrypted_Data)</text:p>
      <text:p text:style-name="P108">End of Function</text:p>
      <text:p text:style-name="P109"/>
      <text:p text:style-name="P110"/>
      <text:p text:style-name="P111">//Function For Displaying Ranked CVs</text:p>
      <text:p text:style-name="P112">Function Display_Ranked_CVs(Ranked_CVs)</text:p>
      <text:p text:style-name="P113"><text:s text:c="11"/>For each CV IN Ranked_CVs Do</text:p>
      <text:p text:style-name="P114"><text:s text:c="16"/>Display CV.Summary and CV.Relevance_Percentage</text:p>
      <text:p text:style-name="P115">End of For Loop</text:p>
      <text:p text:style-name="P116">End of Function</text:p>
      <text:p text:style-name="P117"/>
      <text:p text:style-name="P118"/>
      <text:soft-page-break/>
      <text:p text:style-name="P119">//Function For Encrypting Data</text:p>
      <text:p text:style-name="P120"><text:s text:c="8"/>Function EncryptedDataWithAES256(Data)</text:p>
      <text:p text:style-name="P121"><text:s text:c="6"/>//Do Implement AES-256 Encryption Logic</text:p>
      <text:p text:style-name="P122"><text:s text:c="4"/>Return Encrypted_Data</text:p>
      <text:p text:style-name="P123">End of Function</text:p>
      <text:p text:style-name="P124"/>
      <text:p text:style-name="P125">// Function to Handle The User Input</text:p>
      <text:p text:style-name="P126"><text:s text:c="7"/>Function Get_User_Input()</text:p>
      <text:p text:style-name="P127"><text:s text:c="15"/>// Display and Return The User Input</text:p>
      <text:p text:style-name="P128">End of Function</text:p>
      <text:p text:style-name="P129"/>
      <text:p text:style-name="P130">//Function To Display The Messages to The User</text:p>
      <text:p text:style-name="P131"><text:s text:c="7"/>Function to display the Messages to the User</text:p>
      <text:p text:style-name="P132"><text:s text:c="11"/>//Display The Messages to The User</text:p>
      <text:p text:style-name="P133">End of The Function<text:s/></text:p>
      <text:p text:style-name="P134"/>
      <text:p text:style-name="P135">Function To Assign The Unique IDs</text:p>
      <text:p text:style-name="P136"><text:s text:c="7"/>Function Assign_Unique_IDs()</text:p>
      <text:p text:style-name="P137"><text:s text:c="21"/>// Will Assign and Return the Unique IDs</text:p>
      <text:p text:style-name="P138">End Of The Function</text:p>
      <text:p text:style-name="P139"/>
      <text:p text:style-name="P140">//Function To Save The Job Profile</text:p>
      <text:p text:style-name="P141"><text:s text:c="6"/>Function Save_Job_Profile(Profile_ID, Job_Description)</text:p>
      <text:p text:style-name="P142"><text:s text:c="19"/>//Will Store the Job Profile into The DataBase</text:p>
      <text:soft-page-break/>
      <text:p text:style-name="P143">End Of The Function</text:p>
      <text:p text:style-name="P144"/>
      <text:p text:style-name="P145">//Function To Save Parsing Criteria</text:p>
      <text:p text:style-name="P146"><text:s text:c="8"/>Function Save_Parsing_Criteria(Profile_ID, Parsing_Criteria)</text:p>
      <text:p text:style-name="P147"><text:s text:c="15"/>// Will Save The Parsing criteria into The DataBase</text:p>
      <text:p text:style-name="P148">End Of The Function</text:p>
      <text:p text:style-name="P149"/>
      <text:p text:style-name="P150">//Function To Save CV Data</text:p>
      <text:p text:style-name="P151"><text:s text:c="13"/>Function Save_CV_Data(Profile_ID, Applicant_ID, Parsed_Data)</text:p>
      <text:p text:style-name="P152"><text:s text:c="25"/>//Will Save The Data From The CVs Into The DataBase</text:p>
      <text:p text:style-name="P153">End Of The Function</text:p>
      <text:p text:style-name="P154"/>
      <text:p text:style-name="P155">//Function To Load Job Criteria</text:p>
      <text:p text:style-name="P156"><text:s text:c="13"/>Function Load_Job_Criteria(Profile_ID)</text:p>
      <text:p text:style-name="P157"><text:s text:c="29"/>//Will Load And Save The Job Criteria From The DataBase</text:p>
      <text:p text:style-name="P158">End Of The Function</text:p>
      <text:p text:style-name="P159"/>
      <text:p text:style-name="P160">// Function To Load CVs</text:p>
      <text:p text:style-name="P161"><text:s text:c="14"/>Function Load_CVs(Profile_ID)</text:p>
      <text:p text:style-name="P162"><text:s text:c="30"/>// Will Load and Save CVs From The DataBase</text:p>
      <text:p text:style-name="P163">End Of The Function</text:p>
      <text:p text:style-name="P164"/>
      <text:p text:style-name="P165"/>
      <text:p text:style-name="P166"/>
      <text:soft-page-break/>
      <text:p text:style-name="P167">//Function To Calculate Relevance Percentage</text:p>
      <text:p text:style-name="P168"><text:s text:c="11"/>Function<text:s/>Calculate_Relevance_Percentage(CV, Job_Criteria)</text:p>
      <text:p text:style-name="P169"><text:s text:c="14"/>// Will Implement The Logic To Calculate The Relevance Percentage On The Basis Of Matching Criteria</text:p>
      <text:p text:style-name="P170"><text:s text:c="10"/>Return Relevance_Percentage</text:p>
      <text:p text:style-name="P171">End Of The Function</text:p>
      <text:p text:style-name="P172"/>
      <text:p text:style-name="P173">//Function To Perform NLP(Natural Language Processing)</text:p>
      <text:p text:style-name="P174"><text:s text:c="12"/>Function NLP_Process(Text)</text:p>
      <text:p text:style-name="P175"><text:s text:c="24"/>//Implement NLP Processing Logic Using Stanford CoreNLP</text:p>
      <text:p text:style-name="P176"><text:s text:c="11"/>Return Parsed_Entities</text:p>
      <text:p text:style-name="P177">End of The Function</text:p>
      <text:p text:style-name="P178"/>
      <text:p text:style-name="P179"/>
      <text:p text:style-name="P180"><text:s text:c="13"/></text:p>
      <text:p text:style-name="P181"/>
      <text:p text:style-name="P182"/>
      <text:p text:style-name="P183"/>
      <text:p text:style-name="P184"/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mair, Muhammad (Student)</meta:initial-creator>
    <dc:creator>Muhammad Umair</dc:creator>
    <meta:creation-date>2025-02-27T15:45:00Z</meta:creation-date>
    <dc:date>2025-02-27T15:45:00Z</dc:date>
    <meta:print-date>2025-02-23T22:05:00Z</meta:print-date>
    <meta:template xlink:href="Normal.dotm" xlink:type="simple"/>
    <meta:editing-cycles>2</meta:editing-cycles>
    <meta:editing-duration>PT60S</meta:editing-duration>
    <meta:document-statistic meta:page-count="8" meta:paragraph-count="12" meta:word-count="910" meta:character-count="6087" meta:row-count="43" meta:non-whitespace-character-count="5189"/>
  </office:meta>
</office:document-meta>
</file>